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Proof of concept: Ik wil aantonen dat je met een luchtsensor de lucht kan meten via een arduino of rasberry pie en deze doen communiceren via wifi naar een website</text:p>
      <text:p text:style-name="Standaard"/>
      <text:p text:style-name="Standaard"/>
      <text:p text:style-name="Standaard">23/11/2017: <text:s text:c="3"/>Start + <text:s/>goedkeuring <text:s/>van dit project</text:p>
      <text:p text:style-name="Standaard"/>
      <text:p text:style-name="Standaard">30/11/2017: Aankopen van een<text:s/>Gas Sensor MQ2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ynderickx Stijn</meta:initial-creator>
    <dc:creator>Heynderickx Stijn</dc:creator>
    <meta:creation-date>2017-11-23T15:18:00Z</meta:creation-date>
    <dc:date>2017-11-30T16:36:00Z</dc:date>
    <meta:template xlink:href="Normal.dotm" xlink:type="simple"/>
    <meta:editing-cycles>2</meta:editing-cycles>
    <meta:editing-duration>PT5400S</meta:editing-duration>
    <meta:document-statistic meta:page-count="1" meta:paragraph-count="1" meta:word-count="40" meta:character-count="264" meta:row-count="1" meta:non-whitespace-character-count="225"/>
  </office:meta>
</office:document-meta>
</file>